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5-29 21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5-29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5-2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5-2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5-2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5-2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5-2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5-2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5-2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5-2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5-2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5-2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5-1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5-1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5-1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5-1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5-1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5-1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5-1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5-1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5-1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5-1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5-0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5-0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5-0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5-0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5-0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5-0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5-0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5-0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5-0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4-3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4-2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4-2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4-2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4-2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4-2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4-2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4-2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4-2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4-2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4-2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4-1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4-1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4-1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4-1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4-1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4-1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4-1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4-1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4-1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4-1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4-0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4-0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4-0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4-0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4-0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4-0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4-0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4-0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4-0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3-3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3-3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3-2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3-2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3-2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3-2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3-2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3-2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3-2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3-2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3-2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3-2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3-1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3-1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3-1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3-1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3-1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3-1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3-1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3-1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3-1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3-1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3-0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3-0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3-0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3-0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3-0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3-0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3-0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3-0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3-0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2-2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2-2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2-2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2-2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2-2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2-2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2-2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2-2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2-2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2-2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2-1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2-1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2-1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2-1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2-1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2-1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2-1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2-1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2-1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2-1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2-0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2-0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2-0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2-0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2-0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2-0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2-0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2-0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2-0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1-3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1-3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1-2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1-2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1-2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1-2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1-2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1-2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1-2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1-2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1-2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1-2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1-1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1-1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1-1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1-1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1-1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1-1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1-1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1-1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1-1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1-1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1-0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1-0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1-0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1-0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1-0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1-04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1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1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1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4-01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2-3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2-3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2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2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2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2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2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2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2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2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2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2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2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2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2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2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2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2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2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2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2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2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2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2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2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2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2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2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2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2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2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1-3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1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1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1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1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1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1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1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1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1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1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1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1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1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1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1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1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1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1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1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1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1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1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1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1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1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1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1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1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1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0-3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0-3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0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0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0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0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0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0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0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0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0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0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0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0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0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0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0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0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0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0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0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0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0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0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0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0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0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0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0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0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10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9-3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9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9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9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9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9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9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9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9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9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9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9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9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9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9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9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9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9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9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9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9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9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9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9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9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9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9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9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9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9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8-3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8-3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8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8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8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8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8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8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8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8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8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8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8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8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8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8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8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8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8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8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8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8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8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8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8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8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8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8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8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8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8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7-3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7-3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7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7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7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7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7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7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7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7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7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7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7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7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7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7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7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7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7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7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7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7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7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7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7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7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7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7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7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7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7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6-3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6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6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6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6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6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6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6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6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6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6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6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6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6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6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6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6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6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6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6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6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6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6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6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6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6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6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6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6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6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5-3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5-3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5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5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5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5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5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5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5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5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5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5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5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5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5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5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5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5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5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5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5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5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5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5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5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5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5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5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5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5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5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4-3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4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4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4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4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4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4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4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4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4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4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4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4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4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4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4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4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4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4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4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4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4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4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4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4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4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4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4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4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4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3-3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3-3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3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3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3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3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3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3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3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3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3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3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3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3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3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3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3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3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3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3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3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3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3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3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3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3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3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3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3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3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3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2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2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2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2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2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2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2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2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2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2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2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2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2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2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2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2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2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2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2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2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2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2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2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2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2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2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2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2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1-3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1-3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1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1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1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1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1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1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1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1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1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1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1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1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1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1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1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1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1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1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1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1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1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1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1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1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1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1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1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1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3-01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2-3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2-3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2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2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2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2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2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2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2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2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2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2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2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2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2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2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2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2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2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2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2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2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2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2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2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2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2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2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2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2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2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1-3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1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1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1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1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1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1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1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1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1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1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1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1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1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1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1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1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1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1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1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1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1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1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1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1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1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1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1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1-02 2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1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1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0-3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0-3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0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0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0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0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0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0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0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0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0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0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0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0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0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0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0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0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0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0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0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0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0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0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0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0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0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0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0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0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10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9-3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9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9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9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9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9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9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9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9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9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9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9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9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9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9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9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9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9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9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9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9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9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9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9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9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9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9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9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9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9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8-3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8-3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8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8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8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8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8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8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8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8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8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8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8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8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8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8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8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8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8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8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8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8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8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8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8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8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8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8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8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8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8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7-3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7-3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7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7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7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7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7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7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7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7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7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7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7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7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7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7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7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7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7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7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7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7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7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7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7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7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7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7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7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7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7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6-3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6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6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6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6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6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6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6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6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6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6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6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6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6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6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6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6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6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6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6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6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6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6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6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6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6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6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6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6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6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5-3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5-3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5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5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5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5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5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5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5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5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5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5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5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5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5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5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5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5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5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5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5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5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5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5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5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5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5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5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5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5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5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4-3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4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4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4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4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4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4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4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4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4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4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4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4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4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4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4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4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4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4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4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4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4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4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4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4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4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4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4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4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4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3-3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3-3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3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3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3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3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3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3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3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3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3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3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3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3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3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3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3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3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3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3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3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3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3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3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3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3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3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3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3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3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3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2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2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2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2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2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2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2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2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2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2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2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2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2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2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2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2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2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2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2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2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2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2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2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2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2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2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2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2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1-3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1-3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1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1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1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1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1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1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1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1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1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1-2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1-1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1-1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1-1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1-1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1-1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1-1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1-1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1-1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1-1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1-1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1-0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1-0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1-0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1-0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1-0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1-0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1-0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1-0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2-01-0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1-12-3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1-12-30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1-12-29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1-12-28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1-12-27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1-12-26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1-12-25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1-12-24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1-12-23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1-12-22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1-12-21 0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1-12-20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1-03-23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1-01-04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10-14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5-29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20-03-10 21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10-16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10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6-13 0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3-09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9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1-06 0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0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10-02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08-22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07-19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05-25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92120</text:p>
          </table:table-cell>
          <table:table-cell office:value-type="string" calcext:value-type="string">
            <text:p>2018-05-10 22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1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041" meta:object-count="0"/>
    <meta:user-defined meta:name="AppVersion">3.0</meta:user-defined>
  </office:meta>
</office:document-meta>
</file>